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fo:language="id" fo:country="ID" style:font-size-asian="12pt" style:font-name-complex="Times New Roman1" style:font-size-complex="12pt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5c2af" style:font-size-asian="12pt" style:font-size-complex="12pt"/>
    </style:style>
    <style:style style:name="P7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aecc6" style:font-size-asian="12pt" style:font-size-complex="12pt"/>
    </style:style>
    <style:style style:name="P8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bf699" style:font-size-asian="12pt" style:font-size-complex="12pt"/>
    </style:style>
    <style:style style:name="P9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99836" style:font-size-asian="12pt" style:font-size-complex="12pt"/>
    </style:style>
    <style:style style:name="P10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9d402" style:font-size-asian="12pt" style:font-size-complex="12pt"/>
    </style:style>
    <style:style style:name="P11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aecc6" fo:background-color="transparent" style:font-size-asian="12pt" style:font-size-complex="12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Standard" style:master-page-name="">
      <loext:graphic-properties draw:fill="none"/>
      <style:paragraph-properties fo:margin-left="0cm" fo:margin-right="0.3cm" fo:margin-top="0cm" fo:margin-bottom="0.353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aecc6" style:font-size-asian="12pt" style:font-size-complex="12pt"/>
    </style:style>
    <style:style style:name="P14" style:family="paragraph" style:parent-style-name="Standard" style:master-page-name="DADTAR">
      <style:paragraph-properties fo:line-height="150%" fo:text-align="center" style:justify-single-word="false" style:page-number="6"/>
      <style:text-properties style:font-name="Liberation Serif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font-name-complex="Times New Roman1"/>
    </style:style>
    <style:style style:name="T3" style:family="text">
      <style:text-properties fo:language="id" fo:country="ID" officeooo:rsid="0005c2af" style:font-name-complex="Times New Roman1"/>
    </style:style>
    <style:style style:name="T4" style:family="text">
      <style:text-properties fo:language="id" fo:country="ID" officeooo:rsid="0008af4d" style:font-name-complex="Times New Roman1"/>
    </style:style>
    <style:style style:name="T5" style:family="text">
      <style:text-properties fo:language="id" fo:country="ID" officeooo:rsid="000aecc6" style:font-name-complex="Times New Roman1"/>
    </style:style>
    <style:style style:name="T6" style:family="text">
      <style:text-properties fo:language="id" fo:country="ID" officeooo:rsid="003b05d9" style:font-name-complex="Times New Roman1"/>
    </style:style>
    <style:style style:name="T7" style:family="text">
      <style:text-properties fo:language="id" fo:country="ID" officeooo:rsid="000bf699" style:font-name-complex="Times New Roman1"/>
    </style:style>
    <style:style style:name="T8" style:family="text">
      <style:text-properties fo:language="id" fo:country="ID" officeooo:rsid="00099836" style:font-name-complex="Times New Roman1"/>
    </style:style>
    <style:style style:name="T9" style:family="text">
      <style:text-properties fo:language="id" fo:country="ID" officeooo:rsid="00f84ff9" style:font-name-complex="Times New Roman1"/>
    </style:style>
    <style:style style:name="T10" style:family="text">
      <style:text-properties fo:language="id" fo:country="ID" officeooo:rsid="000d5443" style:font-name-complex="Times New Roman1"/>
    </style:style>
    <style:style style:name="T11" style:family="text">
      <style:text-properties fo:language="id" fo:country="ID" officeooo:rsid="0074f08f" style:font-name-complex="Times New Roman1"/>
    </style:style>
    <style:style style:name="T12" style:family="text">
      <style:text-properties fo:language="id" fo:country="ID" officeooo:rsid="0069af7a" style:font-name-complex="Times New Roman1"/>
    </style:style>
    <style:style style:name="T13" style:family="text">
      <style:text-properties fo:language="id" fo:country="ID" officeooo:rsid="00f9d1bd" style:font-name-complex="Times New Roman1"/>
    </style:style>
    <style:style style:name="T14" style:family="text">
      <style:text-properties fo:language="id" fo:country="ID" officeooo:rsid="006c7bbf" style:font-name-complex="Times New Roman1"/>
    </style:style>
    <style:style style:name="T15" style:family="text">
      <style:text-properties fo:language="id" fo:country="ID" officeooo:rsid="000d1155" style:font-name-complex="Times New Roman1"/>
    </style:style>
    <style:style style:name="T16" style:family="text">
      <style:text-properties fo:language="id" fo:country="ID" officeooo:rsid="0009d402" style:font-name-complex="Times New Roman1"/>
    </style:style>
    <style:style style:name="T17" style:family="text">
      <style:text-properties fo:language="id" fo:country="ID" officeooo:rsid="00fae96f" style:font-name-complex="Times New Roman1"/>
    </style:style>
    <style:style style:name="T18" style:family="text">
      <style:text-properties fo:language="id" fo:country="ID" fo:font-weight="normal" officeooo:rsid="006f31ee" style:font-weight-asian="normal" style:font-name-complex="Times New Roman1" style:font-weight-complex="normal"/>
    </style:style>
    <style:style style:name="T19" style:family="text">
      <style:text-properties fo:language="id" fo:country="ID" fo:font-weight="normal" officeooo:rsid="00f9d1bd" style:font-weight-asian="normal" style:font-name-complex="Times New Roman1" style:font-weight-complex="normal"/>
    </style:style>
    <style:style style:name="T20" style:family="text">
      <style:text-properties style:font-name-complex="Times New Roman1"/>
    </style:style>
    <style:style style:name="T21" style:family="text">
      <style:text-properties officeooo:rsid="0036bc1d" style:font-name-complex="Times New Roman1"/>
    </style:style>
    <style:style style:name="T22" style:family="text">
      <style:text-properties officeooo:rsid="003b05d9" style:font-name-complex="Times New Roman1"/>
    </style:style>
    <style:style style:name="T23" style:family="text">
      <style:text-properties officeooo:rsid="0008af4d" style:font-name-complex="Times New Roman1"/>
    </style:style>
    <style:style style:name="T24" style:family="text">
      <style:text-properties officeooo:rsid="000aecc6" style:font-name-complex="Times New Roman1"/>
    </style:style>
    <style:style style:name="T25" style:family="text">
      <style:text-properties officeooo:rsid="00fe1305" style:font-name-complex="Times New Roman1"/>
    </style:style>
    <style:style style:name="T26" style:family="text">
      <style:text-properties officeooo:rsid="000bf699" style:font-name-complex="Times New Roman1"/>
    </style:style>
    <style:style style:name="T27" style:family="text">
      <style:text-properties officeooo:rsid="00099836" style:font-name-complex="Times New Roman1"/>
    </style:style>
    <style:style style:name="T28" style:family="text">
      <style:text-properties officeooo:rsid="00f84ff9" style:font-name-complex="Times New Roman1"/>
    </style:style>
    <style:style style:name="T29" style:family="text">
      <style:text-properties officeooo:rsid="00740e05" style:font-name-complex="Times New Roman1"/>
    </style:style>
    <style:style style:name="T30" style:family="text">
      <style:text-properties officeooo:rsid="000d1155" style:font-name-complex="Times New Roman1"/>
    </style:style>
    <style:style style:name="T31" style:family="text">
      <style:text-properties officeooo:rsid="00f9d1bd" style:font-name-complex="Times New Roman1"/>
    </style:style>
    <style:style style:name="T32" style:family="text">
      <style:text-properties fo:font-weight="normal" style:font-weight-asian="normal" style:font-name-complex="Times New Roman1" style:font-weight-complex="normal"/>
    </style:style>
    <style:style style:name="T33" style:family="text">
      <style:text-properties fo:font-weight="normal" officeooo:rsid="003b05d9" style:font-weight-asian="normal" style:font-name-complex="Times New Roman1" style:font-weight-complex="normal"/>
    </style:style>
    <style:style style:name="T34" style:family="text">
      <style:text-properties fo:font-weight="normal" officeooo:rsid="00fd8070" style:font-weight-asian="normal" style:font-name-complex="Times New Roman1" style:font-weight-complex="normal"/>
    </style:style>
    <style:style style:name="T35" style:family="text">
      <style:text-properties fo:font-weight="normal" officeooo:rsid="000aecc6" style:font-weight-asian="normal" style:font-name-complex="Times New Roman1" style:font-weight-complex="normal"/>
    </style:style>
    <style:style style:name="T36" style:family="text">
      <style:text-properties fo:font-weight="normal" officeooo:rsid="0009d402" style:font-weight-asian="normal" style:font-name-complex="Times New Roman1" style:font-weight-complex="normal"/>
    </style:style>
    <style:style style:name="T37" style:family="text">
      <style:text-properties fo:font-weight="normal" officeooo:rsid="007303a4" style:font-weight-asian="normal" style:font-name-complex="Times New Roman1" style:font-weight-complex="normal"/>
    </style:style>
    <style:style style:name="T38" style:family="text">
      <style:text-properties fo:font-weight="normal" officeooo:rsid="00f84ff9" style:font-weight-asian="normal" style:font-name-complex="Times New Roman1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oBack"/><text:soft-page-break/>DAFTAR GAMBAR</text:p>
      <text:p text:style-name="P4"><text:span text:style-name="T2">Gambar <text:tab/><text:tab/><text:tab/><text:tab/><text:tab/><text:tab/><text:tab/><text:tab/> <text:s text:c="3"/></text:span><text:span text:style-name="T20">Halaman</text:span></text:p>
      <text:p text:style-name="P5"><text:span text:style-name="T20">Gambar 3.1. </text:span><text:span text:style-name="T2">Urutan Prosedur Proses Remaster</text:span><text:span text:style-name="T20"><text:tab/>..</text:span><text:span text:style-name="T3">32</text:span></text:p>
      <text:p text:style-name="P6"><text:span text:style-name="T20">Gambar 4.1 </text:span><text:span text:style-name="T21">Use Case Sistem Operasi</text:span><text:span text:style-name="T2"> ..............................................................</text:span><text:span text:style-name="T20">.</text:span><text:span text:style-name="T3">33</text:span></text:p>
      <text:p text:style-name="P7"><text:span text:style-name="T20">Gambar 4.2 </text:span><text:span text:style-name="T32">Diagram Activity Sistem Operasi</text:span><text:span text:style-name="T20"><text:tab/>.</text:span><text:span text:style-name="T3">3</text:span><text:span text:style-name="T2">5</text:span></text:p>
      <text:p text:style-name="P11"><text:span text:style-name="T20">Gambar 4.3 </text:span><text:span text:style-name="T33">Algoritma Remasering </text:span><text:span text:style-name="T34">Si</text:span><text:span text:style-name="T33">stem Operasi U</text:span><text:span text:style-name="T35">bos</text:span><text:span text:style-name="T2"> </text:span><text:span text:style-name="T20"><text:tab/></text:span><text:span text:style-name="T2">.</text:span><text:span text:style-name="T4">3</text:span><text:span text:style-name="T5">6</text:span></text:p>
      <text:p text:style-name="P13"><text:span text:style-name="T20">Gambar 4.4 </text:span><text:span text:style-name="T22">Tampilan Lingkungan Desktop </text:span><text:span text:style-name="T36">..…………………………………</text:span><text:span text:style-name="T24">40</text:span></text:p>
      <text:p text:style-name="P7"><text:span text:style-name="T20">Gambar 4.5 </text:span><text:span text:style-name="T6">Tampilan Lingkungan Desktop</text:span><text:span text:style-name="T20"><text:tab/></text:span><text:span text:style-name="T2">.</text:span><text:span text:style-name="T4">40</text:span></text:p>
      <text:p text:style-name="P8"><text:span text:style-name="T20">Gambar </text:span><text:span text:style-name="T2">4</text:span><text:span text:style-name="T20">.</text:span><text:span text:style-name="T4">6</text:span><text:span text:style-name="T20"> </text:span><text:span text:style-name="T37">Tampilan </text:span><text:span text:style-name="T38">B</text:span><text:span text:style-name="T37">ooting </text:span><text:span text:style-name="T38">U</text:span><text:span text:style-name="T37">bos</text:span><text:span text:style-name="T20"> <text:tab/>.</text:span><text:span text:style-name="T2">4</text:span><text:span text:style-name="T7">4</text:span></text:p>
      <text:p text:style-name="P8"><text:span text:style-name="T20">Gambar </text:span><text:span text:style-name="T2">4</text:span><text:span text:style-name="T20">.</text:span><text:span text:style-name="T23">7 Pemilihan </text:span><text:span text:style-name="T25">M</text:span><text:span text:style-name="T23">ode </text:span><text:span text:style-name="T25">L</text:span><text:span text:style-name="T23">ive dan </text:span><text:span text:style-name="T25">M</text:span><text:span text:style-name="T23">ode </text:span><text:span text:style-name="T25">In</text:span><text:span text:style-name="T23">stall </text:span><text:span text:style-name="T25">U</text:span><text:span text:style-name="T23">bos</text:span><text:span text:style-name="T2"> </text:span><text:span text:style-name="T20"><text:tab/>.</text:span><text:span text:style-name="T2">4</text:span><text:span text:style-name="T7">5</text:span></text:p>
      <text:p text:style-name="P9"><text:span text:style-name="T20">Gam</text:span><text:span text:style-name="T26">bar 4.8 </text:span><text:span text:style-name="T20"><text:s/></text:span><text:span text:style-name="T8">Tipe </text:span><text:span text:style-name="T9">I</text:span><text:span text:style-name="T8">nstall dan </text:span><text:span text:style-name="T9">P</text:span><text:span text:style-name="T8">emilihan </text:span><text:span text:style-name="T9">P</text:span><text:span text:style-name="T8">artisi</text:span><text:span text:style-name="T20"><text:tab/>.</text:span><text:span text:style-name="T2">4</text:span><text:span text:style-name="T8">6</text:span></text:p>
      <text:p text:style-name="P3">Gambar <text:span text:style-name="T1">4</text:span>.<text:span text:style-name="T1">9</text:span>. <text:span text:style-name="T1">Menyertakan Pembacaan Kode Multimedia ............................... 46</text:span></text:p>
      <text:p text:style-name="P3">Gambar <text:span text:style-name="T1">4</text:span>.10 Posisi Penginstall Ubos<text:tab/> ………………………………………...<text:span text:style-name="T1">47</text:span></text:p>
      <text:p text:style-name="P3">Gambar <text:span text:style-name="T1">4</text:span>.<text:span text:style-name="T1">11 Pemilihan Map Keyboard ......................................................... ..47</text:span></text:p>
      <text:p text:style-name="P9"><text:span text:style-name="T20">Gambar </text:span><text:span text:style-name="T2">4</text:span><text:span text:style-name="T20">.</text:span><text:span text:style-name="T27">1</text:span><text:span text:style-name="T26">2</text:span><text:span text:style-name="T27"> Memasukan </text:span><text:span text:style-name="T28">N</text:span><text:span text:style-name="T27">ama </text:span><text:span text:style-name="T28">P</text:span><text:span text:style-name="T27">engguna dan </text:span><text:span text:style-name="T28">P</text:span><text:span text:style-name="T27">assword</text:span><text:span text:style-name="T2"> </text:span><text:span text:style-name="T20"><text:tab/>.</text:span><text:span text:style-name="T8">48</text:span></text:p>
      <text:p text:style-name="P9"><text:span text:style-name="T20">Gambar </text:span><text:span text:style-name="T2">4</text:span><text:span text:style-name="T20">.</text:span><text:span text:style-name="T8">1</text:span><text:span text:style-name="T7">3 </text:span><text:span text:style-name="T8">Tampilan </text:span><text:span text:style-name="T9">S</text:span><text:span text:style-name="T8">lideshow 1 </text:span><text:span text:style-name="T9">I</text:span><text:span text:style-name="T8">nstall </text:span><text:span text:style-name="T9">U</text:span><text:span text:style-name="T8">bos</text:span><text:span text:style-name="T20"><text:tab/>.</text:span><text:span text:style-name="T8">4</text:span><text:span text:style-name="T10">8</text:span></text:p>
      <text:p text:style-name="P9"><text:span text:style-name="T20">Gambar </text:span><text:span text:style-name="T2">4</text:span><text:span text:style-name="T20">.</text:span><text:span text:style-name="T27">1</text:span><text:span text:style-name="T26">4 </text:span><text:span text:style-name="T27">Tampilan </text:span><text:span text:style-name="T28">S</text:span><text:span text:style-name="T27">lideshow </text:span><text:span text:style-name="T29">2</text:span><text:span text:style-name="T27"> </text:span><text:span text:style-name="T28">I</text:span><text:span text:style-name="T27">nstall </text:span><text:span text:style-name="T28">U</text:span><text:span text:style-name="T27">bos</text:span><text:span text:style-name="T2"> </text:span><text:span text:style-name="T20"><text:tab/>.</text:span><text:span text:style-name="T10">49</text:span></text:p>
      <text:p text:style-name="P9"><text:span text:style-name="T20">Gambar </text:span><text:span text:style-name="T2">4</text:span><text:span text:style-name="T20">.</text:span><text:span text:style-name="T2">1</text:span><text:span text:style-name="T7">5 </text:span><text:span text:style-name="T8">Tampilan </text:span><text:span text:style-name="T9">S</text:span><text:span text:style-name="T8">lideshow </text:span><text:span text:style-name="T11">3</text:span><text:span text:style-name="T8"> </text:span><text:span text:style-name="T9">I</text:span><text:span text:style-name="T8">nstall </text:span><text:span text:style-name="T9">U</text:span><text:span text:style-name="T8">bos</text:span><text:span text:style-name="T2"> </text:span><text:span text:style-name="T20"><text:tab/>.</text:span><text:span text:style-name="T2">5</text:span><text:span text:style-name="T10">0</text:span></text:p>
      <text:p text:style-name="P9"><text:span text:style-name="T20">Gambar </text:span><text:span text:style-name="T2">4</text:span><text:span text:style-name="T20">.</text:span><text:span text:style-name="T2">1</text:span><text:span text:style-name="T7">6 </text:span><text:span text:style-name="T12">Tampilan </text:span><text:span text:style-name="T13">Sl</text:span><text:span text:style-name="T12">ideshow <text:s/></text:span><text:span text:style-name="T8">4 </text:span><text:span text:style-name="T13">I</text:span><text:span text:style-name="T12">nstall </text:span><text:span text:style-name="T13">U</text:span><text:span text:style-name="T12">bos</text:span><text:span text:style-name="T20"><text:tab/>.</text:span><text:span text:style-name="T2">5</text:span><text:span text:style-name="T10">0</text:span></text:p>
      <text:p text:style-name="P9"><text:span text:style-name="T20">Gambar </text:span><text:span text:style-name="T2">4</text:span><text:span text:style-name="T20">.</text:span><text:span text:style-name="T2">1</text:span><text:span text:style-name="T7">7</text:span><text:span text:style-name="T8"> </text:span><text:span text:style-name="T14">Tampilan </text:span><text:span text:style-name="T13">S</text:span><text:span text:style-name="T14">lideshow </text:span><text:span text:style-name="T13">5 </text:span><text:span text:style-name="T14"><text:s/></text:span><text:span text:style-name="T13">I</text:span><text:span text:style-name="T14">nstall </text:span><text:span text:style-name="T13">U</text:span><text:span text:style-name="T8">bos</text:span><text:span text:style-name="T14">............................................</text:span><text:span text:style-name="T2">5</text:span><text:span text:style-name="T10">1</text:span></text:p>
      <text:p text:style-name="P9"><text:span text:style-name="T20">Gambar </text:span><text:span text:style-name="T2">4</text:span><text:span text:style-name="T20">.</text:span><text:span text:style-name="T2">1</text:span><text:span text:style-name="T15">8 </text:span><text:span text:style-name="T8">Tampilan </text:span><text:span text:style-name="T13">S</text:span><text:span text:style-name="T8">elesai </text:span><text:span text:style-name="T13">P</text:span><text:span text:style-name="T8">eng</text:span><text:span text:style-name="T11">installan Ubos</text:span><text:span text:style-name="T20"><text:tab/></text:span><text:span text:style-name="T2">5</text:span><text:span text:style-name="T10">1</text:span></text:p>
      <text:p text:style-name="P9"><text:soft-page-break/><text:span text:style-name="T20">Gambar </text:span><text:span text:style-name="T2">4</text:span><text:span text:style-name="T20">.</text:span><text:span text:style-name="T30">19</text:span><text:span text:style-name="T27"> Tampilan </text:span><text:span text:style-name="T31">Desktop Ubos</text:span><text:span text:style-name="T2"> </text:span><text:span text:style-name="T20"><text:tab/></text:span><text:span text:style-name="T2">5</text:span><text:span text:style-name="T10">2</text:span></text:p>
      <text:p text:style-name="P9"><text:span text:style-name="T20">Gambar </text:span><text:span text:style-name="T2">4</text:span><text:span text:style-name="T20">.</text:span><text:span text:style-name="T27">2</text:span><text:span text:style-name="T30">0</text:span><text:span text:style-name="T27"> Tampilan </text:span><text:span text:style-name="T31">Menu Ubos</text:span><text:span text:style-name="T2"> </text:span><text:span text:style-name="T20"><text:tab/></text:span><text:span text:style-name="T2">5</text:span><text:span text:style-name="T10">2</text:span></text:p>
      <text:p text:style-name="P9"><text:span text:style-name="T20">Gambar </text:span><text:span text:style-name="T2">4</text:span><text:span text:style-name="T20">.</text:span><text:span text:style-name="T8">2</text:span><text:span text:style-name="T15">1</text:span><text:span text:style-name="T8">Tampilan </text:span><text:span text:style-name="T13">Atom di Ubos</text:span><text:span text:style-name="T20"><text:tab/></text:span><text:span text:style-name="T2">5</text:span><text:span text:style-name="T10">3</text:span></text:p>
      <text:p text:style-name="P9"><text:span text:style-name="T20">Gambar </text:span><text:span text:style-name="T2">4</text:span><text:span text:style-name="T20">.</text:span><text:span text:style-name="T8">2</text:span><text:span text:style-name="T15">2 </text:span><text:span text:style-name="T8">Tampilan </text:span><text:span text:style-name="T13">File Manager Ubos</text:span><text:span text:style-name="T20"><text:tab/></text:span><text:span text:style-name="T2">5</text:span><text:span text:style-name="T10">3</text:span></text:p>
      <text:p text:style-name="P9"><text:span text:style-name="T20">Gambar </text:span><text:span text:style-name="T2">4</text:span><text:span text:style-name="T20">.</text:span><text:span text:style-name="T27">2</text:span><text:span text:style-name="T30">3 </text:span><text:span text:style-name="T20">Tampilan </text:span><text:span text:style-name="T31">Meliat Versi Ubos</text:span><text:span text:style-name="T2"> </text:span><text:span text:style-name="T20"><text:tab/></text:span><text:span text:style-name="T2">5</text:span><text:span text:style-name="T10">4</text:span></text:p>
      <text:p text:style-name="P10"><text:span text:style-name="T20">Gambar </text:span><text:span text:style-name="T2">4.</text:span><text:span text:style-name="T16">2</text:span><text:span text:style-name="T15">4 </text:span><text:span text:style-name="T18">Tampilan Kode </text:span><text:span text:style-name="T19">K</text:span><text:span text:style-name="T18">ernel </text:span><text:span text:style-name="T19">U</text:span><text:span text:style-name="T18">bos</text:span><text:span text:style-name="T20"><text:tab/></text:span><text:span text:style-name="T2">5</text:span><text:span text:style-name="T10">4</text:span></text:p>
      <text:p text:style-name="P10"><text:span text:style-name="T20">Gambar </text:span><text:span text:style-name="T2">4</text:span><text:span text:style-name="T20">.</text:span><text:span text:style-name="T2">2</text:span><text:span text:style-name="T15">5 </text:span><text:span text:style-name="T16">Software Center</text:span><text:span text:style-name="T2"> </text:span><text:span text:style-name="T20"><text:tab/></text:span><text:span text:style-name="T2">5</text:span><text:span text:style-name="T10">5</text:span></text:p>
      <text:p text:style-name="P10"><text:span text:style-name="T20">Gambar </text:span><text:span text:style-name="T2">4</text:span><text:span text:style-name="T20">.</text:span><text:span text:style-name="T2">2</text:span><text:span text:style-name="T15">6 </text:span><text:span text:style-name="T16">Menginstall Audacity dari </text:span><text:span text:style-name="T17">S</text:span><text:span text:style-name="T16">oftware </text:span><text:span text:style-name="T17">C</text:span><text:span text:style-name="T16">enter</text:span><text:span text:style-name="T2"> </text:span><text:span text:style-name="T20"><text:tab/></text:span><text:span text:style-name="T16">5</text:span><text:span text:style-name="T10">6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001cm" fo:margin-bottom="1.27cm" fo:margin-left="4.001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>
      <style:header>
        <text:p text:style-name="Header"/>
      </style:header>
    </style:master-page>
    <style:master-page style:name="DADTAR" style:page-layout-name="Mpm4">
      <style:header>
        <text:p text:style-name="Header"/>
      </style:header>
      <style:footer>
        <text:p text:style-name="MP2"><text:page-number text:select-page="current">vii</text:page-number></text:p>
      </style:footer>
    </style:master-page>
    <style:master-page style:name="Left_20_Page" style:display-name="Left Page" style:page-layout-name="Mpm5" style:next-style-name="Right_20_Page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Envelope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meta:print-date>2018-09-08T00:15:34.986313619</meta:print-date>
    <dc:date>2018-09-08T00:28:56.334600759</dc:date>
    <meta:editing-cycles>10</meta:editing-cycles>
    <meta:editing-duration>PT1H16M26S</meta:editing-duration>
    <meta:generator>LibreOffice/6.0.5.2$Linux_X86_64 LibreOffice_project/54c8cbb85f300ac59db32fe8a675ff7683cd5a16</meta:generator>
    <meta:document-statistic meta:table-count="0" meta:image-count="0" meta:object-count="0" meta:page-count="3" meta:paragraph-count="30" meta:word-count="197" meta:character-count="1483" meta:non-whitespace-character-count="12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